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6000000036063DED21E.bmp"/>
  <manifest:file-entry manifest:media-type="image/jpeg" manifest:full-path="Pictures/10000000000004EC0000031A4DED7BA7.jpg"/>
  <manifest:file-entry manifest:media-type="image/jpeg" manifest:full-path="Pictures/10000000000004880000028D2C56157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9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Psalm_25_20Format2-notes">
      <style:graphic-properties draw:fill-color="#ffffff" draw:auto-grow-height="true" fo:min-height="12.572cm"/>
    </style:style>
    <style:style style:name="P1" style:family="paragraph">
      <style:paragraph-properties fo:margin-left="0.318cm" fo:margin-right="0cm" fo:text-align="center" fo:text-indent="0cm"/>
    </style:style>
    <style:style style:name="P2" style:family="paragraph">
      <style:text-properties fo:color="#ffffff" fo:font-family="'Segoe UI'" style:font-family-generic="swiss" style:font-pitch="variable" fo:font-size="26pt" fo:text-shadow="1pt 1pt" style:font-size-asian="26pt" style:font-size-complex="2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318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'Segoe UI'" style:font-family-generic="roman" style:font-pitch="variable" fo:font-size="14pt" fo:text-shadow="1pt 1pt" style:font-size-asian="14pt" style:font-size-complex="14pt"/>
    </style:style>
    <style:style style:name="P6" style:family="paragraph">
      <style:paragraph-properties fo:margin-left="0.318cm" fo:margin-right="0cm" fo:text-indent="-0.318cm"/>
      <style:text-properties fo:color="#ffffff" fo:font-family="'Segoe UI'" style:font-family-generic="roman" style:font-pitch="variable" fo:font-size="14pt" fo:text-shadow="1pt 1pt" style:font-size-asian="14pt" style:font-size-complex="14pt"/>
    </style:style>
    <style:style style:name="P7" style:family="paragraph">
      <style:paragraph-properties fo:margin-left="0.318cm" fo:margin-right="0cm" fo:text-indent="-0.318cm"/>
      <style:text-properties fo:color="#ffffff" fo:font-family="'Segoe UI'" style:font-family-generic="roman" style:font-pitch="variable" fo:font-size="32pt" fo:text-shadow="1pt 1pt" style:font-size-asian="32pt" style:font-size-complex="32pt"/>
    </style:style>
    <style:style style:name="P8" style:family="paragraph">
      <style:paragraph-properties fo:margin-left="0.318cm" fo:margin-right="0cm" fo:text-indent="-0.318cm"/>
      <style:text-properties fo:color="#ffffff" fo:font-family="'Segoe UI'" style:font-family-generic="roman" style:font-pitch="variable" fo:font-size="32pt" fo:font-style="normal" fo:text-shadow="1pt 1pt" style:font-size-asian="32pt" style:font-style-asian="normal" style:font-size-complex="32pt" style:font-style-complex="normal"/>
    </style:style>
    <style:style style:name="T1" style:family="text">
      <style:text-properties fo:color="#000000" fo:font-family="'Segoe UI'" style:font-family-generic="roman" style:font-pitch="variable" fo:font-size="36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color="#000000" fo:font-family="'Segoe UI'" style:font-family-generic="roman" style:font-pitch="variable" fo:font-size="36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ffffff" fo:font-family="'Segoe UI'" style:font-family-generic="swiss" style:font-pitch="variable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color="#004586" style:text-position="super 58%" fo:font-family="'Segoe UI Semibold'" style:font-family-generic="swiss" style:font-pitch="variable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4586" fo:font-family="'Segoe UI Semibold'" style:font-family-generic="swiss" style:font-pitch="variable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ffffff" fo:font-family="'Segoe UI'" style:font-family-generic="roman" style:font-pitch="variable" fo:font-size="32pt" fo:text-shadow="1pt 1pt" style:font-size-asian="32pt" style:font-size-complex="32pt"/>
    </style:style>
    <style:style style:name="T7" style:family="text">
      <style:text-properties fo:color="#000000" fo:font-family="'Segoe UI'" style:font-family-generic="roman" style:font-pitch="variable" fo:font-size="36pt" fo:font-weight="bold" style:font-size-asian="32pt" style:font-size-complex="32pt"/>
    </style:style>
    <style:style style:name="T8" style:family="text">
      <style:text-properties fo:color="#004586" fo:font-family="'Segoe UI Semibold'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00" fo:font-family="'Segoe UI'" style:font-family-generic="roman" style:font-pitch="variable" fo:font-size="36pt" fo:text-shadow="none" fo:font-weight="bold" style:font-size-asian="32pt" style:font-size-complex="32pt"/>
    </style:style>
    <style:style style:name="T10" style:family="text">
      <style:text-properties fo:color="#83caff" fo:font-family="'Segoe UI'" style:font-family-generic="swiss" style:font-pitch="variable" fo:font-size="32pt" fo:font-style="italic" fo:text-shadow="1pt 1pt" style:font-size-asian="32pt" style:font-style-asian="italic" style:font-size-complex="32pt" style:font-style-complex="italic"/>
    </style:style>
    <style:style style:name="T11" style:family="text">
      <style:text-properties fo:color="#ffffff" fo:font-family="'Segoe UI'" style:font-family-generic="swiss" style:font-pitch="variable" fo:font-size="32pt" fo:text-shadow="1pt 1pt" style:font-size-asian="32pt" style:font-size-complex="32pt"/>
    </style:style>
    <style:style style:name="T12" style:family="text">
      <style:text-properties fo:color="#000000" fo:font-family="'Segoe UI'" style:font-family-generic="roman" style:font-pitch="variable" fo:font-size="32pt" fo:font-weight="bold" style:font-size-asian="32pt" style:font-size-complex="32pt"/>
    </style:style>
    <style:style style:name="T13" style:family="text">
      <style:text-properties fo:color="#83caff" fo:font-family="'Segoe UI'" style:font-family-generic="roman" style:font-pitch="variable" fo:font-size="31pt" fo:font-style="italic" fo:text-shadow="1pt 1pt" style:font-size-asian="31pt" style:font-style-asian="italic" style:font-size-complex="3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salm_25_20Format2" presentation:presentation-page-layout-name="AL1T0">
        <draw:frame draw:style-name="gr1" draw:text-style-name="P2" draw:layer="layout" svg:width="25.146cm" svg:height="3.631cm" svg:x="1.524cm" svg:y="0.508cm">
          <draw:text-box>
            <text:p text:style-name="P1"><text:span text:style-name="T1">Psalmody</text:span></text:p>
            <text:p text:style-name="P1"><text:span text:style-name="T2">Psalm 30:1–12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salm_25_20Format2">
        <draw:frame draw:style-name="gr3" draw:text-style-name="P5" draw:layer="layout" svg:width="24.384cm" svg:height="9.83cm" svg:x="1.778cm" svg:y="0.508cm">
          <draw:text-box>
            <text:p text:style-name="P3"><text:span text:style-name="T4">1</text:span><text:span text:style-name="T5">I will extol you, O LORD, for you have drawn me <text:s/>up</text:span></text:p>
            <text:p text:style-name="P4"><text:span text:style-name="T6"><text:s text:c="5"/></text:span><text:span text:style-name="T7">and have not let my foes rejoice over me.</text:span></text:p>
            <text:p><text:span text:style-name="T8">2O LORD my God, I cried to you for help,</text:span></text:p>
            <text:p text:style-name="P4"><text:span text:style-name="T6"><text:s text:c="5"/></text:span><text:span text:style-name="T9">and you have heal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salm_25_20Format2">
        <draw:frame draw:style-name="gr4" draw:text-style-name="P5" draw:layer="layout" svg:width="25.4cm" svg:height="11.52cm" svg:x="1.27cm" svg:y="0.762cm">
          <draw:text-box>
            <text:p><text:span text:style-name="T8">3O LORD, you have brought up my soul from Sheol;</text:span></text:p>
            <text:p text:style-name="P4"><text:span text:style-name="T6"><text:s text:c="5"/></text:span><text:span text:style-name="T7">you restored me to life from among those </text:span></text:p>
            <text:p text:style-name="P4"><text:span text:style-name="T7"><text:s text:c="5"/></text:span><text:span text:style-name="T7">who go down to the pit.</text:span></text:p>
            <text:p><text:span text:style-name="T8">4Sing praises to the LORD, O you his saints,</text:span></text:p>
            <text:p text:style-name="P4"><text:span text:style-name="T6"><text:s text:c="5"/></text:span><text:span text:style-name="T7">and give thanks to his holy name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salm_25_20Format2">
        <draw:frame draw:style-name="gr5" draw:text-style-name="P6" draw:layer="layout" svg:width="25.4cm" svg:height="8.327cm" svg:x="1.341cm" svg:y="0.629cm">
          <draw:text-box>
            <text:p><text:span text:style-name="T8">5For</text:span><text:span text:style-name="T10"> </text:span><text:span text:style-name="T8">his anger is but for a moment, and his favor is for a lifetime.</text:span></text:p>
            <text:p text:style-name="P4"><text:span text:style-name="T11"><text:s text:c="5"/></text:span><text:span text:style-name="T7">Weeping may tarry for the night, but joy </text:span></text:p>
            <text:p text:style-name="P4"><text:span text:style-name="T7"><text:s text:c="5"/></text:span><text:span text:style-name="T7">comes with the morning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salm_25_20Format2">
        <draw:frame draw:style-name="gr6" draw:text-style-name="P6" draw:layer="layout" svg:width="25.4cm" svg:height="8.204cm" svg:x="1.27cm" svg:y="0.432cm">
          <draw:text-box>
            <text:p><text:span text:style-name="T8">6As for me, I said in my prosperity,</text:span></text:p>
            <text:p text:style-name="P4"><text:span text:style-name="T6"><text:s text:c="5"/></text:span><text:span text:style-name="T7">“</text:span><text:span text:style-name="T7">I shall never be moved.”</text:span></text:p>
            <text:p><text:span text:style-name="T8">7By your favor, O LORD, you made my mountain stand strong;</text:span></text:p>
            <text:p text:style-name="P4"><text:span text:style-name="T11"><text:s text:c="5"/></text:span><text:span text:style-name="T7">you hid your face; I was dismaye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salm_25_20Format2">
        <draw:frame draw:style-name="gr7" draw:text-style-name="P6" draw:layer="layout" svg:width="25.4cm" svg:height="11.52cm" svg:x="1.27cm" svg:y="0.503cm">
          <draw:text-box>
            <text:p><text:span text:style-name="T8">8To you, O LORD, I cry,</text:span></text:p>
            <text:p text:style-name="P4"><text:span text:style-name="T6"><text:s text:c="5"/></text:span><text:span text:style-name="T7">and to the Lord I plead for mercy:</text:span></text:p>
            <text:p><text:span text:style-name="T8">9“What profit is there in my death, if I go down to the pit?</text:span></text:p>
            <text:p text:style-name="P4"><text:span text:style-name="T11"><text:s text:c="5"/></text:span><text:span text:style-name="T7">Will</text:span><text:span text:style-name="T11"> </text:span><text:span text:style-name="T7">the dust praise you? Will it tell of your </text:span></text:p>
            <text:p text:style-name="P4"><text:span text:style-name="T7"><text:s text:c="5"/></text:span><text:span text:style-name="T7">faithfulness?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salm_25_20Format2">
        <draw:frame draw:style-name="gr8" draw:text-style-name="P7" draw:layer="layout" svg:width="25.908cm" svg:height="12.081cm" svg:x="1.016cm" svg:y="0.432cm">
          <draw:text-box>
            <text:p text:style-name="P4"><text:span text:style-name="T8">P: <text:s/>Hear, O LORD, and be merciful to me!</text:span></text:p>
            <text:p text:style-name="P4"><text:span text:style-name="T12">C: O LORD, be my helper!”</text:span></text:p>
            <text:p><text:span text:style-name="T8"><text:s/></text:span><text:span text:style-name="T8">P: <text:s/>You</text:span><text:span text:style-name="T13"> </text:span><text:span text:style-name="T8">have turned for me my mourning into </text:span><text:span text:style-name="T8"><text:tab/></text:span><text:span text:style-name="T8"><text:tab/></text:span><text:span text:style-name="T8"><text:tab/></text:span><text:span text:style-name="T8"> dancing;</text:span></text:p>
            <text:p text:style-name="P4"><text:span text:style-name="T12">C: you have loosed my sackcloth and </text:span><text:span text:style-name="T12"><text:tab/></text:span><text:span text:style-name="T12"><text:tab/></text:span><text:span text:style-name="T12"><text:tab/></text:span><text:span text:style-name="T12">clothed me with gladness,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salm_25_20Format2">
        <draw:frame draw:style-name="gr9" draw:text-style-name="P7" draw:layer="layout" svg:width="25.146cm" svg:height="7.011cm" svg:x="1.524cm" svg:y="0.508cm">
          <draw:text-box>
            <text:p><text:span text:style-name="T8">P: that my glory may sing your praise and not <text:s text:c="3"/></text:span><text:span text:style-name="T8"><text:tab/></text:span><text:span text:style-name="T8">be silent.</text:span></text:p>
            <text:p text:style-name="P4"><text:span text:style-name="T6"><text:s text:c="7"/></text:span><text:span text:style-name="T7">C:</text:span><text:span text:style-name="T6"> </text:span><text:span text:style-name="T7">O</text:span><text:span text:style-name="T7"> LORD my God, I will give thanks to you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salm_25_20Format2">
        <draw:frame draw:style-name="gr10" draw:text-style-name="P8" draw:layer="layout" svg:width="25.146cm" svg:height="8.701cm" svg:x="1.524cm" svg:y="0.508cm">
          <draw:text-box>
            <text:p text:style-name="P4"><text:span text:style-name="T7">C: Glory be to the Father and to the Son and to </text:span></text:p>
            <text:p text:style-name="P4"><text:span text:style-name="T7"><text:s text:c="4"/></text:span><text:span text:style-name="T7">the Holy Spirit; as it was in the beginning, is </text:span></text:p>
            <text:p text:style-name="P4"><text:span text:style-name="T7"><text:s text:c="4"/></text:span><text:span text:style-name="T7">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6000000036063DED21E.bmp" xlink:type="simple" xlink:show="embed" xlink:actuate="onLoad"/>
    <draw:fill-image draw:name="background" xlink:href="Pictures/10000000000004880000028D2C5615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salm_25_20Format2-background" style:display-name="Psalm%20Format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salm_25_20Format2-backgroundobjects" style:display-name="Psalm%20Forma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salm_25_20Format2-notes" style:display-name="Psalm%20Forma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salm_25_20Format2-outline1" style:display-name="Psalm%20Format2-outline1" style:family="presentation">
      <style:graphic-properties draw:stroke="none" draw:fill="none" draw:auto-grow-height="false">
        <text:list-style style:name="Psalm_25_20Format2-outline1" style:display-name="Psalm%20Forma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salm_25_20Format2-outline2" style:display-name="Psalm%20Format2-outline2" style:family="presentation" style:parent-style-name="Psalm_25_20Forma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salm_25_20Format2-outline3" style:display-name="Psalm%20Format2-outline3" style:family="presentation" style:parent-style-name="Psalm_25_20Forma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salm_25_20Format2-outline4" style:display-name="Psalm%20Format2-outline4" style:family="presentation" style:parent-style-name="Psalm_25_20Forma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salm_25_20Format2-outline5" style:display-name="Psalm%20Format2-outline5" style:family="presentation" style:parent-style-name="Psalm_25_20Forma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salm_25_20Format2-outline6" style:display-name="Psalm%20Format2-outline6" style:family="presentation" style:parent-style-name="Psalm_25_20Forma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salm_25_20Format2-outline7" style:display-name="Psalm%20Format2-outline7" style:family="presentation" style:parent-style-name="Psalm_25_20Forma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salm_25_20Format2-outline8" style:display-name="Psalm%20Format2-outline8" style:family="presentation" style:parent-style-name="Psalm_25_20Forma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salm_25_20Format2-outline9" style:display-name="Psalm%20Format2-outline9" style:family="presentation" style:parent-style-name="Psalm_25_20Forma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salm_25_20Format2-subtitle" style:display-name="Psalm%20Format2-subtitle" style:family="presentation">
      <style:graphic-properties draw:stroke="none" draw:fill="none" draw:textarea-vertical-align="middle">
        <text:list-style style:name="Psalm_25_20Format2-subtitle" style:display-name="Psalm%20Forma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salm_25_20Format2-title" style:display-name="Psalm%20Format2-title" style:family="presentation">
      <style:graphic-properties draw:stroke="none" draw:fill="none" draw:textarea-vertical-align="middle">
        <text:list-style style:name="Psalm_25_20Format2-title" style:display-name="Psalm%20Forma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salm_25_20Format2-backgroundobjects">
      <style:graphic-properties draw:stroke="none" draw:fill="none" draw:fill-color="#ffffff" draw:auto-grow-height="false" fo:min-height="1.449cm"/>
    </style:style>
    <style:style style:name="Mpr5" style:family="presentation" style:parent-style-name="Psalm_25_20Format2-backgroundobjects">
      <style:graphic-properties draw:stroke="none" draw:fill="none" draw:fill-color="#ffffff" draw:auto-grow-height="false" fo:min-height="1.397cm"/>
    </style:style>
    <style:style style:name="Mpr6" style:family="presentation" style:parent-style-name="Psalm_25_20Forma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salm_25_20Format2" style:display-name="Psalm%20Format2" style:page-layout-name="PM1" draw:style-name="Mdp2">
      <draw:frame presentation:style-name="Psalm_25_20Format2-title" draw:layer="backgroundobjects" svg:width="25.199cm" svg:height="2.63cm" svg:x="1.4cm" svg:y="0.627cm" presentation:class="title" presentation:placeholder="true">
        <draw:text-box/>
      </draw:frame>
      <draw:frame presentation:style-name="Psalm_25_20Format2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4DED7BA7.jpg" xlink:type="simple" xlink:show="embed" xlink:actuate="onLoad">
          <text:p/>
        </draw:image>
      </draw:frame>
      <presentation:notes style:page-layout-name="PM0">
        <draw:page-thumbnail presentation:style-name="Psalm_25_20Format2-title" draw:layer="backgroundobjects" svg:width="13.968cm" svg:height="10.476cm" svg:x="3.81cm" svg:y="2.123cm" presentation:class="page"/>
        <draw:frame presentation:style-name="Psalm_25_20Format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8T09:54:09.381000000</meta:creation-date>
    <dc:date>2019-05-01T19:13:27.58</dc:date>
    <meta:editing-duration>PT36M19S</meta:editing-duration>
    <meta:editing-cycles>3</meta:editing-cycles>
    <meta:generator>OpenOffice/4.1.5$Win32 OpenOffice.org_project/415m1$Build-9789</meta:generator>
    <dc:creator>Jeff Neumann</dc:creator>
    <meta:document-statistic meta:object-count="60"/>
  </office:meta>
</office:document-meta>
</file>